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yuthaya" svg:font-family="Ayuthaya"/>
    <style:font-face style:name="OpenSymbol" svg:font-family="OpenSymbol"/>
    <style:font-face style:name="PT Serif" svg:font-family="'PT Serif', Georgia, 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left="0cm" fo:margin-right="0cm" fo:margin-top="0cm" fo:margin-bottom="0cm" fo:text-indent="0cm" style:auto-text-indent="false" fo:padding="0cm" fo:border="none"/>
      <style:text-properties fo:font-variant="normal" fo:text-transform="none" fo:color="#333333" style:font-name="PT Serif" fo:font-size="10.1999998092651pt" fo:letter-spacing="normal" fo:font-style="normal" fo:font-weight="normal"/>
    </style:style>
    <style:style style:name="P3" style:family="paragraph" style:parent-style-name="Standard">
      <style:paragraph-properties fo:text-align="start" style:justify-single-word="false"/>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variant="normal" fo:text-transform="none" fo:color="#0b0080" style:text-line-through-styl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variant="normal" fo:text-transform="none" fo:color="#333333" style:font-name="PT Serif" fo:font-size="10.1999998092651pt" fo:letter-spacing="normal" fo:font-style="normal" fo:font-weight="normal" style:font-size-asian="10pt" style:font-weight-asian="bold" style:font-size-complex="10pt" style:font-weight-complex="bold"/>
    </style:style>
    <style:style style:name="T1"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T2"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000000" style:font-name="Arial" fo:font-size="10pt" fo:letter-spacing="normal" fo:font-weight="normal" style:font-size-asian="10pt" style:font-weight-asian="normal" style:font-size-complex="10pt" style:font-weight-complex="normal"/>
    </style:style>
    <style:style style:name="T4" style:family="text">
      <style:text-properties fo:font-variant="normal" fo:text-transform="none" fo:color="#000000" style:font-name="Arial" fo:font-size="10pt" fo:letter-spacing="normal" fo:font-style="italic" fo:font-weight="normal" style:font-size-asian="10pt" style:font-weight-asian="normal" style:font-size-complex="10pt" style:font-weight-complex="normal"/>
    </style:style>
    <style:style style:name="T5" style:family="text">
      <style:text-properties fo:font-variant="normal" fo:text-transform="none" fo:color="#333333" style:font-name="PT Serif" fo:font-size="10.1999998092651pt" fo:letter-spacing="normal" fo:font-style="normal"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SERENGETI</text:p>
      <text:p text:style-name="P6"/>
      <text:p text:style-name="P8"/>
      <text:p text:style-name="P8"/>
      <text:p text:style-name="P6">1. Overview</text:p>
      <text:p text:style-name="P8"/>
      <text:p text:style-name="P3"><text:span text:style-name="T2">The Serengeti National Park</text:span><text:span text:style-name="T3"> </text:span><text:span text:style-name="T2">is a </text:span><text:a xlink:type="simple" xlink:href="http://en.wikipedia.org/wiki/Tanzanian" text:style-name="Internet_20_link" text:visited-style-name="Visited_20_Internet_20_Link"><text:span text:style-name="T1">Tanzanian</text:span></text:a><text:span text:style-name="T3"> </text:span><text:a xlink:type="simple" xlink:href="http://en.wikipedia.org/wiki/National_park" text:style-name="Internet_20_link" text:visited-style-name="Visited_20_Internet_20_Link"><text:span text:style-name="T1">national park</text:span></text:a><text:span text:style-name="T3"> </text:span><text:span text:style-name="T2">in the </text:span><text:a xlink:type="simple" xlink:href="http://en.wikipedia.org/wiki/Serengeti" text:style-name="Internet_20_link" text:visited-style-name="Visited_20_Internet_20_Link"><text:span text:style-name="T1">Serengeti ecosystem</text:span></text:a><text:span text:style-name="T3"> </text:span><text:span text:style-name="T2">in the </text:span><text:a xlink:type="simple" xlink:href="http://en.wikipedia.org/wiki/Mara_Region" text:style-name="Internet_20_link" text:visited-style-name="Visited_20_Internet_20_Link"><text:span text:style-name="T1">Mara</text:span></text:a><text:span text:style-name="T3"> </text:span><text:span text:style-name="T2">and </text:span><text:span text:style-name="T1">Simiyu</text:span><text:span text:style-name="T2">regions.</text:span><text:span text:style-name="T1"> </text:span><text:span text:style-name="T2">It is famous for its annual migration of over 1.5 million white bearded (or brindled) </text:span><text:a xlink:type="simple" xlink:href="http://en.wikipedia.org/wiki/Wildebeest" text:style-name="Internet_20_link" text:visited-style-name="Visited_20_Internet_20_Link"><text:span text:style-name="T1">wildebeest</text:span></text:a><text:span text:style-name="T3"> </text:span><text:span text:style-name="T2">and 250,000</text:span><text:a xlink:type="simple" xlink:href="http://en.wikipedia.org/wiki/Zebra" text:style-name="Internet_20_link" text:visited-style-name="Visited_20_Internet_20_Link"><text:span text:style-name="T1">zebra</text:span></text:a><text:span text:style-name="T3"> </text:span><text:span text:style-name="T2">and for its numerous Nile </text:span><text:a xlink:type="simple" xlink:href="http://en.wikipedia.org/wiki/Crocodile" text:style-name="Internet_20_link" text:visited-style-name="Visited_20_Internet_20_Link"><text:span text:style-name="T1">crocodile</text:span></text:a><text:span text:style-name="T2">.</text:span></text:p>
      <text:p text:style-name="P9"/>
      <text:p text:style-name="P3"><text:span text:style-name="T2">The </text:span><text:a xlink:type="simple" xlink:href="http://en.wikipedia.org/wiki/Maasai_people" text:style-name="Internet_20_link" text:visited-style-name="Visited_20_Internet_20_Link"><text:span text:style-name="T1">Maasai people</text:span></text:a><text:span text:style-name="T3"> </text:span><text:span text:style-name="T2">had been grazing their livestock in the open plains of eastern </text:span><text:a xlink:type="simple" xlink:href="http://en.wikipedia.org/wiki/Mara_Region" text:style-name="Internet_20_link" text:visited-style-name="Visited_20_Internet_20_Link"><text:span text:style-name="T1">Mara Region</text:span></text:a><text:span text:style-name="T2">, which they named "endless plains", for around 200 years when the first European explorer, German </text:span><text:a xlink:type="simple" xlink:href="http://en.wikipedia.org/wiki/Oscar_Baumann" text:style-name="Internet_20_link" text:visited-style-name="Visited_20_Internet_20_Link"><text:span text:style-name="T1">Oscar Baumann</text:span></text:a><text:span text:style-name="T2">, visited the area in 1892.</text:span><text:bookmark text:name="cite_ref-4"/><text:a xlink:type="simple" xlink:href="http://en.wikipedia.org/wiki/Serengeti_National_Park#cite_note-4" text:style-name="Internet_20_link" text:visited-style-name="Visited_20_Internet_20_Link"><text:span text:style-name="T1">[4]</text:span></text:a><text:span text:style-name="T3"> </text:span><text:span text:style-name="T2">The name "Serengeti" is an approximation of the word used by the Maasai to describe the area, </text:span><text:span text:style-name="T4">siringet</text:span><text:span text:style-name="T2">, which means "the place where the land runs on forever."</text:span><text:bookmark text:name="cite_ref-NGM_5-0"/><text:span text:style-name="T1">[5]</text:span></text:p>
      <text:p text:style-name="P10"/>
      <text:p text:style-name="P10">The park covers 14,750 square kilometres (5,700 sq mi) of grassland plains, savanna, riverine forest, and woodlands. The park lies in northwestern Tanzania, bordered to the north by the Kenyan border, where it is continuous with the Maasai Mara National Reserve. </text:p>
      <text:p text:style-name="P11"/>
      <text:p text:style-name="P8"/>
      <text:p text:style-name="P6">2. Tours</text:p>
      <text:p text:style-name="P4"/>
      <text:p text:style-name="P4">Day 1</text:p>
      <text:p text:style-name="P4">Join tour in Arusha</text:p>
      <text:p text:style-name="P4">Day 2</text:p>
      <text:p text:style-name="P4">Drive to Manyara National Park;</text:p>
      <text:p text:style-name="P4">Afternoon Game Drive</text:p>
      <text:p text:style-name="P4">Day 3 </text:p>
      <text:p text:style-name="P4">Game drives in the Serengeti National Park </text:p>
      <text:p text:style-name="P4">Day 4</text:p>
      <text:p text:style-name="P4">Return to Arusha</text:p>
      <text:p text:style-name="P7"/>
      <text:p text:style-name="P8">Add Map</text:p>
      <text:p text:style-name="P8"/>
      <text:p text:style-name="P8"/>
      <text:p text:style-name="P6">3. Dates and prices</text:p>
      <text:p text:style-name="P6"/>
      <text:p text:style-name="P8">19 Apr - 26 Apr 2015<text:tab/><text:tab/>£890<text:tab/><text:tab/>Book</text:p>
      <text:p text:style-name="P8">15 May - 22 May 2015<text:tab/><text:tab/>£770<text:tab/><text:tab/>Book</text:p>
      <text:p text:style-name="P8">15 Aug - 22 Aug 2015<text:tab/><text:tab/>£560<text:tab/><text:tab/>Book</text:p>
      <text:p text:style-name="P8"><text:s/>7 Sept - 15 Sept 2015<text:tab/><text:tab/>£600<text:tab/><text:tab/>Book</text:p>
      <text:p text:style-name="P8">24 Oct - 1 Nov 2015<text:tab/><text:tab/>£580<text:tab/><text:tab/>Book</text:p>
      <text:p text:style-name="P8"/>
      <text:p text:style-name="P8"/>
      <text:p text:style-name="P6">4. Images</text:p>
      <text:p text:style-name="P8"/>
      <text:p text:style-name="P6">5. Reviews</text:p>
      <text:p text:style-name="P6"><text:span text:style-name="T6"/></text:p>
      <text:p text:style-name="P12"><text:span text:style-name="T7">Nam libero tempore, cum soluta nobis est eligendi optio cumque nihil impedit quo minus id quod maxime placeat. Nisi ut aliquid ex ea commodi consequatur? Quis autem vel eum iure reprehenderit qui in ea voluptate velit esse quam. Corrupti quos dolores et quas molestias excepturi sint occaecati. Animi, id est laborum et dolorum fuga. Eaque ipsa quae ab illo inventore veritatis et quasi. Qui officia deserunt mollit anim id est laborum.</text:span></text:p>
      <text:p text:style-name="P12"><text:span text:style-name="T6"/></text:p>
      <text:p text:style-name="P1"><text:span text:style-name="T5">Eaque ipsa quae ab illo inventore veritatis et quasi. Nisi ut aliquid ex ea commodi consequatur? Quis autem vel eum iure reprehenderit qui in ea voluptate velit esse quam. Neque porro quisquam est, qui dolorem ipsum quia dolor sit amet, consectetur, adipisci velit. Cupiditate non provident, similique sunt in culpa qui officia deserunt mollitia. Qui officia deserunt mollit anim id est laborum.</text:span></text:p>
      <text:p text:style-name="P1"><text:line-break/><text:span text:style-name="T5">At vero eos et accusamus. At vero eos et accusamus. Nam libero tempore, cum soluta nobis est eligendi optio cumque nihil impedit quo minus id quod maxime placeat. Cupiditate non provident, similique sunt </text:span><text:soft-page-break/><text:span text:style-name="T5">in culpa qui officia deserunt mollitia. Cupiditate non provident, similique sunt in culpa qui officia deserunt mollitia. Ut aut reiciendis voluptatibus maiores alias consequatur aut perferendis doloribus asperiores repellat.</text:span></text:p>
      <text:p text:style-name="P2">Duis aute irure dolor in reprehenderit in voluptate velit. Animi, id est laborum et dolorum fuga. Temporibus autem quibusdam et aut officiis debitis aut rerum necessitatibus saepe eveniet ut et voluptates repudiandae sint et molestiae non recusandae.</text:p>
      <text:p text:style-name="P2"/>
      <text:p text:style-name="P2">Do eiusmod tempor incididunt ut labore et dolore magna aliqua. Esse cillum dolore eu fugiat nulla pariatur. Esse cillum dolore eu fugiat nulla pariatur. Fugiat quo voluptas nulla pariatur? Eaque ipsa quae ab illo inventore veritatis et quasi.</text:p>
      <text:p text:style-name="P2"/>
      <text:p text:style-name="P2">Facere possimus, omnis voluptas assumenda est, omnis dolor repellendus. Et harum quidem rerum facilis est et expedita distinctio. Architecto beatae vitae dicta sunt explicabo. Quia consequuntur magni dolores eos qui ratione voluptatem sequi nesciunt.</text:p>
      <text:p text:style-name="P2"/>
      <text:p text:style-name="P2">Lorem ipsum dolor sit amet, consectetur adipisicing elit. Do eiusmod tempor incididunt ut labore et dolore magna aliqua. Qui officia deserunt mollit anim id est laborum.</text:p>
      <text:p text:style-name="P2"/>
      <text:p text:style-name="P2">Eaque ipsa quae ab illo inventore veritatis et quasi. Fugiat quo voluptas nulla pariatur? Do eiusmod tempor incididunt ut labore et dolore magna aliqua.</text:p>
      <text:p text:style-name="Text_20_body"><text:line-break/></text:p>
      <text:p text:style-name="P6"><text:span text:style-name="T6"/></text:p>
      <text:p text:style-name="P6"><text:span text:style-name="T6"/></text:p>
      <text:p text:style-name="P6"><text:span text:style-name="T6"/></text:p>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yuthaya" svg:font-family="Ayuthaya"/>
    <style:font-face style:name="OpenSymbol" svg:font-family="OpenSymbol"/>
    <style:font-face style:name="PT Serif" svg:font-family="'PT Serif', Georgia, 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3T23:26:12</meta:creation-date>
    <meta:editing-duration>P6DT7H19M47S</meta:editing-duration>
    <meta:editing-cycles>15</meta:editing-cycles>
    <meta:generator>OpenOffice/4.1.0$Unix OpenOffice.org_project/410m18$Build-9764</meta:generator>
    <meta:initial-creator>Antonio </meta:initial-creator>
    <dc:date>2015-02-07T14:02:19</dc:date>
    <dc:creator>Antonio </dc:creator>
    <meta:document-statistic meta:table-count="0" meta:image-count="0" meta:object-count="0" meta:page-count="2" meta:paragraph-count="33" meta:word-count="588" meta:character-count="3633"/>
  </office:meta>
</office:document-meta>
</file>